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96c" officeooo:paragraph-rsid="0003296c"/>
    </style:style>
    <style:style style:name="P2" style:family="paragraph" style:parent-style-name="Standard">
      <style:text-properties officeooo:rsid="0004ca87" officeooo:paragraph-rsid="0004ca87"/>
    </style:style>
    <style:style style:name="P3" style:family="paragraph" style:parent-style-name="Standard">
      <style:text-properties officeooo:rsid="00052b2c" officeooo:paragraph-rsid="00052b2c"/>
    </style:style>
    <style:style style:name="P4" style:family="paragraph" style:parent-style-name="Standard">
      <style:text-properties officeooo:rsid="00052b2c" officeooo:paragraph-rsid="000c3b64"/>
    </style:style>
    <style:style style:name="P5" style:family="paragraph" style:parent-style-name="Standard">
      <style:text-properties officeooo:rsid="00062166" officeooo:paragraph-rsid="00062166"/>
    </style:style>
    <style:style style:name="P6" style:family="paragraph" style:parent-style-name="Standard">
      <style:text-properties fo:font-weight="bold" officeooo:rsid="00062166" officeooo:paragraph-rsid="00062166" style:font-weight-asian="bold" style:font-weight-complex="bold"/>
    </style:style>
    <style:style style:name="P7" style:family="paragraph" style:parent-style-name="Standard">
      <style:text-properties fo:font-weight="bold" officeooo:rsid="0004ca87" officeooo:paragraph-rsid="0004ca87" style:font-weight-asian="bold" style:font-weight-complex="bold"/>
    </style:style>
    <style:style style:name="P8" style:family="paragraph" style:parent-style-name="Standard">
      <style:text-properties fo:font-weight="bold" officeooo:rsid="0003296c" officeooo:paragraph-rsid="0003296c" style:font-weight-asian="bold" style:font-weight-complex="bold"/>
    </style:style>
    <style:style style:name="P9" style:family="paragraph" style:parent-style-name="Standard">
      <style:text-properties fo:font-weight="bold" officeooo:rsid="00052b2c" officeooo:paragraph-rsid="000c3b64" style:font-weight-asian="bold" style:font-weight-complex="bold"/>
    </style:style>
    <style:style style:name="P10" style:family="paragraph" style:parent-style-name="Standard">
      <style:text-properties fo:font-weight="bold" officeooo:rsid="00133837" officeooo:paragraph-rsid="00133837" style:font-weight-asian="bold" style:font-weight-complex="bold"/>
    </style:style>
    <style:style style:name="P11" style:family="paragraph" style:parent-style-name="Standard">
      <style:text-properties officeooo:rsid="00133837" officeooo:paragraph-rsid="00133837"/>
    </style:style>
    <style:style style:name="P12" style:family="paragraph" style:parent-style-name="Preformatted_20_Text">
      <style:text-properties fo:color="#6a8759" style:font-name="Droid Sans Mono" fo:font-size="12.8000001907349pt" fo:font-weight="bold" officeooo:rsid="0003296c" officeooo:paragraph-rsid="0003296c" style:font-weight-asian="bold" style:font-weight-complex="bold"/>
    </style:style>
    <style:style style:name="P13" style:family="paragraph" style:parent-style-name="Standard">
      <style:text-properties officeooo:rsid="00133837" officeooo:paragraph-rsid="00133837"/>
    </style:style>
    <style:style style:name="P14" style:family="paragraph" style:parent-style-name="Standard">
      <style:text-properties fo:font-weight="bold" officeooo:rsid="00133837" officeooo:paragraph-rsid="00133837" style:font-weight-asian="bold" style:font-weight-complex="bold"/>
    </style:style>
    <style:style style:name="P15" style:family="paragraph" style:parent-style-name="Standard">
      <style:text-properties fo:font-weight="bold" officeooo:rsid="00133837" officeooo:paragraph-rsid="001bae20" style:font-weight-asian="bold" style:font-weight-complex="bold"/>
    </style:style>
    <style:style style:name="P16" style:family="paragraph" style:parent-style-name="Standard">
      <style:text-properties fo:font-weight="bold" officeooo:rsid="00133837" officeooo:paragraph-rsid="00201922" style:font-weight-asian="bold" style:font-weight-complex="bold"/>
    </style:style>
    <style:style style:name="P17" style:family="paragraph" style:parent-style-name="Standard">
      <style:text-properties fo:font-weight="bold" officeooo:rsid="001305e9" officeooo:paragraph-rsid="00201922" style:font-weight-asian="bold" style:font-weight-complex="bold"/>
    </style:style>
    <style:style style:name="T1" style:family="text">
      <style:text-properties officeooo:rsid="0014a67a"/>
    </style:style>
    <style:style style:name="T2" style:family="text">
      <style:text-properties officeooo:rsid="001626bd"/>
    </style:style>
    <style:style style:name="T3" style:family="text">
      <style:text-properties officeooo:rsid="001b3e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12">'/home/yixu/DHNdata/batchsize16_allRealCleanData20181226/alldata/test/'</text:p>
      <text:p text:style-name="P8"/>
      <text:p text:style-name="P8">Row wise soft-max, threshold = 0.5</text:p>
      <text:p text:style-name="P1"/>
      <text:p text:style-name="P1"/>
      <text:p text:style-name="P1">fn: <text:s/>96249.0</text:p>
      <text:p text:style-name="P1">fp: <text:s/>44301.0</text:p>
      <text:p text:style-name="P1">tp: <text:s/>302944.0</text:p>
      <text:p text:style-name="P1">tn: <text:s/>17597638.0</text:p>
      <text:p text:style-name="P1">total elements: <text:s/>18041132.0</text:p>
      <text:p text:style-name="P1">precision: <text:s/>0.8724214891503093</text:p>
      <text:p text:style-name="P1">recall: <text:s/>0.7588910627190337</text:p>
      <text:p text:style-name="P1">Youden value: 0.7563799441849541</text:p>
      <text:p text:style-name="P1">f1_score: <text:s/>0.8117057272386816</text:p>
      <text:p text:style-name="P1">weighted acc: <text:s/>90.60168976661596</text:p>
      <text:p text:style-name="P1"/>
      <text:p text:style-name="P1"/>
      <text:p text:style-name="P1">constraints: </text:p>
      <text:p text:style-name="P8">not_all_zeros wrong lines rate: <text:s/>0.12091365857293408</text:p>
      <text:p text:style-name="P8">many ones wrong lines rate: <text:s/>0.042413589380568655</text:p>
      <text:p text:style-name="P8">total lines: 751528.0</text:p>
      <text:p text:style-name="P1">total wrong matrices: <text:s/>20810.0</text:p>
      <text:p text:style-name="P1">total matrices: <text:s/>35747.0</text:p>
      <text:p text:style-name="P1">many ones wrong matrices 13157.0</text:p>
      <text:p text:style-name="P1">many ones wrong matrices rate 0.36805885808599326</text:p>
      <text:p text:style-name="P1">not all zeros wrong matrices 7653.0</text:p>
      <text:p text:style-name="P1">not all zeros wrong matrices rate 0.21408789548773324</text:p>
      <text:p text:style-name="P1"/>
      <text:p text:style-name="P1"/>
      <text:p text:style-name="P7">Column-wise soft-max, threshold=0.5</text:p>
      <text:p text:style-name="P2"/>
      <text:p text:style-name="P2">fn: <text:s/>94701.0</text:p>
      <text:p text:style-name="P2">fp: <text:s/>43090.0</text:p>
      <text:p text:style-name="P2">tp: <text:s/>304492.0</text:p>
      <text:p text:style-name="P2">tn: <text:s/>17598849.0</text:p>
      <text:p text:style-name="P2">total elements: <text:s/>18041132.0</text:p>
      <text:p text:style-name="P2">precision: <text:s/>0.8760292535286612</text:p>
      <text:p text:style-name="P2">recall: <text:s/>0.762768886227963</text:p>
      <text:p text:style-name="P2">Youden value: 0.7603264109422248</text:p>
      <text:p text:style-name="P2">f1_score: <text:s/>0.8154852527580521</text:p>
      <text:p text:style-name="P2">weighted acc: <text:s/>90.60168976661599</text:p>
      <text:p text:style-name="P2">constraints: </text:p>
      <text:p text:style-name="P7">not_all_zeros wrong lines rate: <text:s/>0.1540700097235727</text:p>
      <text:p text:style-name="P7">many ones wrong lines rate: <text:s/>0.04728260869565217</text:p>
      <text:p text:style-name="P7">total lines: 575920.0</text:p>
      <text:p text:style-name="P2">total wrong matrices: <text:s/>21739.0</text:p>
      <text:p text:style-name="P2"><text:soft-page-break/>total matrices: <text:s/>35747.0</text:p>
      <text:p text:style-name="P2">many ones wrong matrices 14684.0</text:p>
      <text:p text:style-name="P2">many ones wrong matrices rate 0.41077572943184043</text:p>
      <text:p text:style-name="P2">not all zeros wrong matrices 7055.0</text:p>
      <text:p text:style-name="P2">not all zeros wrong matrices rate 0.19735921895543682</text:p>
      <text:p text:style-name="P2"/>
      <text:p text:style-name="P2"/>
      <text:p text:style-name="P3"/>
      <text:p text:style-name="P3"/>
      <text:p text:style-name="P3"/>
      <text:p text:style-name="P6">row-wise soft-max, threshold=0.7</text:p>
      <text:p text:style-name="P5">fn: <text:s/>122986.0</text:p>
      <text:p text:style-name="P5">fp: <text:s/>18177.0</text:p>
      <text:p text:style-name="P5">tp: <text:s/>276207.0</text:p>
      <text:p text:style-name="P5">tn: <text:s/>17623762.0</text:p>
      <text:p text:style-name="P5">total elements: <text:s/>18041132.0</text:p>
      <text:p text:style-name="P5">precision: <text:s/>0.9382541170715768</text:p>
      <text:p text:style-name="P5">recall: <text:s/>0.6919134353558287</text:p>
      <text:p text:style-name="P5">Youden value: 0.6908831064333674</text:p>
      <text:p text:style-name="P5">f1_score: <text:s/>0.7964710474267874</text:p>
      <text:p text:style-name="P5">weighted acc: <text:s/>86.56962203862228</text:p>
      <text:p text:style-name="P5">constraints: </text:p>
      <text:p text:style-name="P6">not_all_zeros wrong lines rate: <text:s/>0.1568404636952981</text:p>
      <text:p text:style-name="P6">many ones wrong lines rate: <text:s/>0.014236329185339734</text:p>
      <text:p text:style-name="P6">total lines: 751528.0</text:p>
      <text:p text:style-name="P5">total wrong matrices: <text:s/>23969.0</text:p>
      <text:p text:style-name="P5">total matrices: <text:s/>35747.0</text:p>
      <text:p text:style-name="P5">many ones wrong matrices 5743.0</text:p>
      <text:p text:style-name="P5">many ones wrong matrices rate 0.16065683833608416</text:p>
      <text:p text:style-name="P5">not all zeros wrong matrices 18226.0</text:p>
      <text:p text:style-name="P5">not all zeros wrong matrices rate 0.5098609673539038</text:p>
      <text:p text:style-name="P5"/>
      <text:p text:style-name="P5"/>
      <text:p text:style-name="P9">Column-wise soft-max, threshold=0.7</text:p>
      <text:p text:style-name="P4"/>
      <text:p text:style-name="P4">fn: <text:s/>122633.0</text:p>
      <text:p text:style-name="P4">fp: <text:s/>15353.0</text:p>
      <text:p text:style-name="P4">tp: <text:s/>276560.0</text:p>
      <text:p text:style-name="P4">tn: <text:s/>17626586.0</text:p>
      <text:p text:style-name="P4">total elements: <text:s/>18041132.0</text:p>
      <text:p text:style-name="P4">precision: <text:s/>0.9474055626162557</text:p>
      <text:p text:style-name="P4">recall: <text:s/>0.6927977193988856</text:p>
      <text:p text:style-name="P4">Youden value: 0.6919274635840345</text:p>
      <text:p text:style-name="P4">f1_score: <text:s/>0.8003403235723202</text:p>
      <text:p text:style-name="P4">weighted acc: <text:s/>86.56962203862228</text:p>
      <text:p text:style-name="P4">constraints: </text:p>
      <text:p text:style-name="P9">not_all_zeros wrong lines rate: <text:s/>0.2043113626892624</text:p>
      <text:p text:style-name="P9">many ones wrong lines rate: <text:s/>0.013703292123906098</text:p>
      <text:p text:style-name="P9">total lines: 575920.0</text:p>
      <text:p text:style-name="P4">total wrong matrices: <text:s/>24241.0</text:p>
      <text:p text:style-name="P4">total matrices: <text:s/>35747.0</text:p>
      <text:p text:style-name="P4">many ones wrong matrices 6387.0</text:p>
      <text:p text:style-name="P4"><text:soft-page-break/>many ones wrong matrices rate 0.17867233614009567</text:p>
      <text:p text:style-name="P4">not all zeros wrong matrices 17854.0</text:p>
      <text:p text:style-name="P4">not all zeros wrong matrices rate 0.4994544996782947</text:p>
      <text:p text:style-name="P4"/>
      <text:p text:style-name="P17">new data without constraints, <text:span text:style-name="T1">th=0.5, <text:s/>row-wise</text:span></text:p>
      <text:p text:style-name="P4"/>
      <text:p text:style-name="P4">fn: <text:s/>53198.0</text:p>
      <text:p text:style-name="P4">fp: <text:s/>71374.0</text:p>
      <text:p text:style-name="P4">tp: <text:s/>1272093.0</text:p>
      <text:p text:style-name="P4">tn: <text:s/>146708115.0</text:p>
      <text:p text:style-name="P4">total elements: <text:s/>148104780.0</text:p>
      <text:p text:style-name="P4">precision: <text:s/>0.9468732763811832</text:p>
      <text:p text:style-name="P4">recall: <text:s/>0.9598593818263303</text:p>
      <text:p text:style-name="P4">Youden value: 0.9593731149746996</text:p>
      <text:p text:style-name="P4">f1_score: <text:s/>0.9533221066374998</text:p>
      <text:p text:style-name="P4">weighted acc: <text:s/>97.78479861039008</text:p>
      <text:p text:style-name="P4">constraints: </text:p>
      <text:p text:style-name="P9">not_all_zeros wrong lines rate: <text:s/>0.02630457479705684</text:p>
      <text:p text:style-name="P9">many ones wrong lines rate: <text:s/>0.01746130396286807</text:p>
      <text:p text:style-name="P9">total lines: 2508461.0</text:p>
      <text:p text:style-name="P4">total wrong matrices: <text:s/>21338.0</text:p>
      <text:p text:style-name="P4">total matrices: <text:s/>45246.0</text:p>
      <text:p text:style-name="P4">many ones wrong matrices 15258.0</text:p>
      <text:p text:style-name="P4">many ones wrong matrices rate 0.3372231799496088</text:p>
      <text:p text:style-name="P4">not all zeros wrong matrices 6080.0</text:p>
      <text:p text:style-name="P4">not all zeros wrong matrices rate 0.13437651947133447</text:p>
      <text:p text:style-name="P4"/>
      <text:p text:style-name="P4"/>
      <text:p text:style-name="P16">new data with <text:span text:style-name="T3">constraints</text:span>, <text:span text:style-name="T2">th=0.5, row-wise</text:span></text:p>
      <text:p text:style-name="P11">fn: <text:s/>175770.0</text:p>
      <text:p text:style-name="P11">fp: <text:s/>5700.0</text:p>
      <text:p text:style-name="P11">tp: <text:s/>1149521.0</text:p>
      <text:p text:style-name="P11">tn: <text:s/>146773789.0</text:p>
      <text:p text:style-name="P11">total elements: <text:s/>148104780.0</text:p>
      <text:p text:style-name="P11">precision: <text:s/>0.9950658791694394</text:p>
      <text:p text:style-name="P11">recall: <text:s/>0.8673725242229814</text:p>
      <text:p text:style-name="P11">Youden value: 0.8673336904592257</text:p>
      <text:p text:style-name="P11">f1_score: <text:s/>0.9268417160511913</text:p>
      <text:p text:style-name="P11">weighted acc: <text:s/>93.00461052425592</text:p>
      <text:p text:style-name="P11">constraints: </text:p>
      <text:p text:style-name="P10">not_all_zeros wrong lines rate: <text:s/>0.07156698868349956</text:p>
      <text:p text:style-name="P10">many ones wrong lines rate: <text:s/>2.7905556434802056e-06</text:p>
      <text:p text:style-name="P10">total lines: 2508461.0</text:p>
      <text:p text:style-name="P11">total wrong matrices: <text:s/>31793.0</text:p>
      <text:p text:style-name="P11">total matrices: <text:s/>45246.0</text:p>
      <text:p text:style-name="P11">many ones wrong matrices 7.0</text:p>
      <text:p text:style-name="P11">many ones wrong matrices rate 0.00015470980860186537</text:p>
      <text:p text:style-name="P11">not all zeros wrong matrices 31786.0</text:p>
      <text:p text:style-name="P11">not all zeros wrong matrices rate 0.7025151394598418</text:p>
      <text:p text:style-name="P11"/>
      <text:p text:style-name="P11"/>
      <text:p text:style-name="P11"/>
      <text:p text:style-name="P11"><text:soft-page-break/></text:p>
      <text:p text:style-name="P15">new data with <text:span text:style-name="T3">constraints</text:span>, <text:span text:style-name="T2">th=0.4, row-wise</text:span></text:p>
      <text:p text:style-name="P11">fn: <text:s/>71675.0</text:p>
      <text:p text:style-name="P11">fp: <text:s/>15500.0</text:p>
      <text:p text:style-name="P11">tp: <text:s/>1253616.0</text:p>
      <text:p text:style-name="P11">tn: <text:s/>146763989.0</text:p>
      <text:p text:style-name="P11">total elements: <text:s/>148104780.0</text:p>
      <text:p text:style-name="P11">precision: <text:s/>0.9877867744162071</text:p>
      <text:p text:style-name="P11">recall: <text:s/>0.9459175381104973</text:p>
      <text:p text:style-name="P11">Youden value: 0.9458119375248459</text:p>
      <text:p text:style-name="P11">f1_score: <text:s/>0.9663988721520574</text:p>
      <text:p text:style-name="P11">weighted acc: <text:s/>97.0949265558039</text:p>
      <text:p text:style-name="P11">constraints: </text:p>
      <text:p text:style-name="P10">not_all_zeros wrong lines rate: <text:s/>0.030631929298482217</text:p>
      <text:p text:style-name="P10">many ones wrong lines rate: <text:s/>0.0011110397969113332</text:p>
      <text:p text:style-name="P10">total lines: 2508461.0</text:p>
      <text:p text:style-name="P11">total wrong matrices: <text:s/>20201.0</text:p>
      <text:p text:style-name="P11">total matrices: <text:s/>45246.0</text:p>
      <text:p text:style-name="P11">many ones wrong matrices 2146.0</text:p>
      <text:p text:style-name="P11">many ones wrong matrices rate 0.04742960703708615</text:p>
      <text:p text:style-name="P11">not all zeros wrong matrices 18055.0</text:p>
      <text:p text:style-name="P11">not all zeros wrong matrices rate 0.3990407991866684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8:03:13.344727471</meta:creation-date>
    <dc:date>2019-07-08T17:03:29.659716298</dc:date>
    <meta:editing-duration>P1DT6H39M29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4" meta:paragraph-count="148" meta:word-count="517" meta:character-count="4456" meta:non-whitespace-character-count="3988"/>
  </office:meta>
</office:document-meta>
</file>